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a826"/>
    </style:style>
    <style:style style:name="P2" style:family="paragraph" style:parent-style-name="Text_20_body">
      <style:text-properties officeooo:rsid="00155fd1" officeooo:paragraph-rsid="00155fd1"/>
    </style:style>
    <style:style style:name="P3" style:family="paragraph" style:parent-style-name="Text_20_body">
      <style:paragraph-properties fo:text-align="justify" style:justify-single-word="false"/>
      <style:text-properties fo:font-size="14pt" officeooo:rsid="0013a436" officeooo:paragraph-rsid="0013a436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1ae6b" officeooo:paragraph-rsid="0011ae6b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11ae6b" officeooo:paragraph-rsid="001aa377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officeooo:paragraph-rsid="001aa377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4pt" officeooo:rsid="00155fd1" officeooo:paragraph-rsid="00155fd1" style:font-size-asian="14pt" style:font-size-complex="14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4pt" officeooo:rsid="0016e65b" officeooo:paragraph-rsid="0016e65b" style:font-size-asian="14pt" style:font-size-complex="14pt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4pt" officeooo:rsid="0016e65b" officeooo:paragraph-rsid="001c708d" style:font-size-asian="14pt" style:font-size-complex="14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4pt" officeooo:rsid="00204b7c" officeooo:paragraph-rsid="002447be" style:font-size-asian="14pt" style:font-size-complex="14pt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4pt" officeooo:rsid="002447be" officeooo:paragraph-rsid="002447be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size="14pt" fo:font-style="italic" fo:font-weight="normal" officeooo:rsid="0016f013" officeooo:paragraph-rsid="0016f013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4pt" fo:font-weight="bold" officeooo:paragraph-rsid="001aa377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4pt" fo:font-weight="bold" officeooo:rsid="0011ae6b" officeooo:paragraph-rsid="001aa377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c708d" officeooo:paragraph-rsid="001c708d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24a633" officeooo:paragraph-rsid="0024a633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normal" officeooo:rsid="00255969" officeooo:paragraph-rsid="00255969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4pt" fo:font-style="normal" fo:font-weight="normal" officeooo:rsid="001aa377" officeooo:paragraph-rsid="00204b7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officeooo:paragraph-rsid="0011ae6b"/>
    </style:style>
    <style:style style:name="P20" style:family="paragraph" style:parent-style-name="Text_20_body">
      <style:paragraph-properties fo:text-align="justify" style:justify-single-word="false"/>
      <style:text-properties officeooo:paragraph-rsid="0013a436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1a0977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paragraph-rsid="002195d7"/>
    </style:style>
    <style:style style:name="P23" style:family="paragraph" style:parent-style-name="Text_20_body">
      <style:paragraph-properties fo:text-align="justify" style:justify-single-word="false"/>
      <style:text-properties officeooo:paragraph-rsid="0020de23"/>
    </style:style>
    <style:style style:name="P24" style:family="paragraph" style:parent-style-name="Text_20_body">
      <style:paragraph-properties fo:text-align="justify" style:justify-single-word="false"/>
      <style:text-properties officeooo:paragraph-rsid="001aa377"/>
    </style:style>
    <style:style style:name="P25" style:family="paragraph" style:parent-style-name="Text_20_body">
      <style:text-properties officeooo:paragraph-rsid="001ea826"/>
    </style:style>
    <style:style style:name="P26" style:family="paragraph" style:parent-style-name="Text_20_body">
      <style:paragraph-properties fo:text-align="justify" style:justify-single-word="false" fo:break-before="page"/>
      <style:text-properties fo:font-size="14pt" fo:font-weight="bold" officeooo:rsid="0011ae6b" officeooo:paragraph-rsid="001aa377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 fo:padding="0.25cm" fo:border="0.06pt solid #ff4000"/>
      <style:text-properties fo:font-size="14pt" fo:font-style="italic" fo:font-weight="normal" officeooo:rsid="001aa377" officeooo:paragraph-rsid="00204b7c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Text_20_body">
      <style:paragraph-properties fo:text-align="justify" style:justify-single-word="false" fo:padding="0.9cm" fo:border="0.06pt solid #ff8000"/>
      <style:text-properties officeooo:rsid="00255969" officeooo:paragraph-rsid="00255969"/>
    </style:style>
    <style:style style:name="P29" style:family="paragraph" style:parent-style-name="Title" style:master-page-name="First_20_Page">
      <style:paragraph-properties style:page-number="auto"/>
      <style:text-properties officeooo:paragraph-rsid="001aa377"/>
    </style:style>
    <style:style style:name="T1" style:family="text">
      <style:text-properties officeooo:rsid="0011ae6b"/>
    </style:style>
    <style:style style:name="T2" style:family="text">
      <style:text-properties officeooo:rsid="0013a4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e65b"/>
    </style:style>
    <style:style style:name="T5" style:family="text">
      <style:text-properties fo:font-size="14pt" fo:font-weight="bold" officeooo:rsid="0014a41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3a43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bf019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1ae6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c708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37b29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3a436" style:font-size-asian="14pt" style:font-size-complex="14pt"/>
    </style:style>
    <style:style style:name="T13" style:family="text">
      <style:text-properties fo:font-size="14pt" officeooo:rsid="0016e65b" style:font-size-asian="14pt" style:font-size-complex="14pt"/>
    </style:style>
    <style:style style:name="T14" style:family="text">
      <style:text-properties fo:font-size="14pt" officeooo:rsid="001a0977" style:font-size-asian="14pt" style:font-size-complex="14pt"/>
    </style:style>
    <style:style style:name="T15" style:family="text">
      <style:text-properties fo:font-size="14pt" officeooo:rsid="001bf019" style:font-size-asian="14pt" style:font-size-complex="14pt"/>
    </style:style>
    <style:style style:name="T16" style:family="text">
      <style:text-properties fo:font-size="14pt" officeooo:rsid="0011ae6b" style:font-size-asian="14pt" style:font-size-complex="14pt"/>
    </style:style>
    <style:style style:name="T17" style:family="text">
      <style:text-properties fo:font-size="14pt" officeooo:rsid="001c708d" style:font-size-asian="14pt" style:font-size-complex="14pt"/>
    </style:style>
    <style:style style:name="T18" style:family="text">
      <style:text-properties fo:font-size="14pt" officeooo:rsid="001ea826" style:font-size-asian="14pt" style:font-size-complex="14pt"/>
    </style:style>
    <style:style style:name="T19" style:family="text">
      <style:text-properties fo:font-size="14pt" officeooo:rsid="00155fd1" style:font-size-asian="14pt" style:font-size-complex="14pt"/>
    </style:style>
    <style:style style:name="T20" style:family="text">
      <style:text-properties fo:font-size="14pt" officeooo:rsid="00204b7c" style:font-size-asian="14pt" style:font-size-complex="14pt"/>
    </style:style>
    <style:style style:name="T21" style:family="text">
      <style:text-properties fo:font-size="14pt" officeooo:rsid="0016f013" style:font-size-asian="14pt" style:font-size-complex="14pt"/>
    </style:style>
    <style:style style:name="T22" style:family="text">
      <style:text-properties fo:font-size="14pt" officeooo:rsid="0020de23" style:font-size-asian="14pt" style:font-size-complex="14pt"/>
    </style:style>
    <style:style style:name="T23" style:family="text">
      <style:text-properties fo:font-size="14pt" officeooo:rsid="002195d7" style:font-size-asian="14pt" style:font-size-complex="14pt"/>
    </style:style>
    <style:style style:name="T24" style:family="text">
      <style:text-properties fo:font-size="14pt" officeooo:rsid="00237b29" style:font-size-asian="14pt" style:font-size-complex="14pt"/>
    </style:style>
    <style:style style:name="T25" style:family="text">
      <style:text-properties fo:font-size="14pt" officeooo:rsid="002447be" style:font-size-asian="14pt" style:font-size-complex="14pt"/>
    </style:style>
    <style:style style:name="T26" style:family="text">
      <style:text-properties fo:font-size="14pt" officeooo:rsid="0024a633" style:font-size-asian="14pt" style:font-size-complex="14pt"/>
    </style:style>
    <style:style style:name="T27" style:family="text">
      <style:text-properties fo:font-size="14pt" officeooo:rsid="0026e025" style:font-size-asian="14pt" style:font-size-complex="14pt"/>
    </style:style>
    <style:style style:name="T28" style:family="text">
      <style:text-properties fo:font-size="14pt" officeooo:rsid="0028c1cd" style:font-size-asian="14pt" style:font-size-complex="14pt"/>
    </style:style>
    <style:style style:name="T29" style:family="text">
      <style:text-properties fo:font-size="14pt" officeooo:rsid="002a9c3b" style:font-size-asian="14pt" style:font-size-complex="14pt"/>
    </style:style>
    <style:style style:name="T30" style:family="text">
      <style:text-properties officeooo:rsid="00183456"/>
    </style:style>
    <style:style style:name="T31" style:family="text">
      <style:text-properties officeooo:rsid="001a0977"/>
    </style:style>
    <style:style style:name="T32" style:family="text">
      <style:text-properties officeooo:rsid="001aa377"/>
    </style:style>
    <style:style style:name="T33" style:family="text">
      <style:text-properties officeooo:rsid="001bf019"/>
    </style:style>
    <style:style style:name="T34" style:family="text">
      <style:text-properties officeooo:rsid="001c708d"/>
    </style:style>
    <style:style style:name="T35" style:family="text">
      <style:text-properties officeooo:rsid="001ea826"/>
    </style:style>
    <style:style style:name="T36" style:family="text">
      <style:text-properties officeooo:rsid="00204b7c"/>
    </style:style>
    <style:style style:name="T37" style:family="text">
      <style:text-properties fo:font-style="italic" officeooo:rsid="00204b7c" style:font-style-asian="italic" style:font-style-complex="italic"/>
    </style:style>
    <style:style style:name="T38" style:family="text">
      <style:text-properties officeooo:rsid="0020de23"/>
    </style:style>
    <style:style style:name="T39" style:family="text">
      <style:text-properties style:text-underline-style="solid" style:text-underline-width="auto" style:text-underline-color="font-color" officeooo:rsid="001bf019"/>
    </style:style>
    <style:style style:name="T40" style:family="text">
      <style:text-properties style:text-underline-style="solid" style:text-underline-width="auto" style:text-underline-color="font-color" officeooo:rsid="001ea826"/>
    </style:style>
    <style:style style:name="T41" style:family="text">
      <style:text-properties officeooo:rsid="002195d7"/>
    </style:style>
    <style:style style:name="T42" style:family="text">
      <style:text-properties style:font-name="Liberation Sans" fo:font-size="18.2000007629395pt" fo:font-weight="bold" officeooo:rsid="001ea82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font-name="Liberation Sans" fo:font-size="18.2000007629395pt" fo:font-weight="bold" officeooo:rsid="002195d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style:text-underline-style="none" officeooo:rsid="001ea826"/>
    </style:style>
    <style:style style:name="T45" style:family="text">
      <style:text-properties officeooo:rsid="00237b29"/>
    </style:style>
    <style:style style:name="T46" style:family="text">
      <style:text-properties officeooo:rsid="002447be"/>
    </style:style>
    <style:style style:name="T47" style:family="text">
      <style:text-properties officeooo:rsid="0024a633"/>
    </style:style>
    <style:style style:name="T48" style:family="text">
      <style:text-properties officeooo:rsid="00255969"/>
    </style:style>
    <style:style style:name="T49" style:family="text">
      <style:text-properties officeooo:rsid="0026e025"/>
    </style:style>
    <style:style style:name="T50" style:family="text">
      <style:text-properties officeooo:rsid="0027e87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Vi<text:span text:style-name="T32">n</text:span>culación Web Lencería Julieta y Sistema Tango: <text:span text:style-name="T50">Stock y pedidos</text:span></text:p>
      <text:h text:style-name="P1" text:outline-level="1"><text:span text:style-name="T40">Plataforma:</text:span><text:span text:style-name="T44"> </text:span><text:span text:style-name="T35">Joomla y </text:span><text:span text:style-name="T42">c</text:span><text:span text:style-name="T43">arrito de compras</text:span><text:span text:style-name="T35"> Virtuemart</text:span></text:h>
      <text:p text:style-name="P25"/>
      <text:h text:style-name="Heading_20_1" text:outline-level="1">1 - Preparación de datos de los artículos <text:span text:style-name="T1">para importar a la web</text:span></text:h>
      <text:p text:style-name="P15">Porcentaje de avance 80% - Ver archivo adjunto</text:p>
      <text:p text:style-name="P12">Esta tarea se realiza solo una vez, luego se va<text:span text:style-name="T45">n</text:span> actualizando los diferentes archivos Excel con los nuevos artículos que requieran estén en la web. </text:p>
      <text:p text:style-name="P12">Estos archivos además servirán en un futuro para poder migrar a otra plataforma cuando sea necesario hacerlo.</text:p>
      <text:h text:style-name="Heading_20_2" text:outline-level="2">Fases</text:h>
      <text:p text:style-name="P13"><text:span text:style-name="T1">1 - Preparación</text:span></text:p>
      <text:p text:style-name="P24"><text:span text:style-name="T16">Se exportan los datos de</text:span><text:span text:style-name="T27">sde </text:span><text:span text:style-name="T16">Tango </text:span><text:span text:style-name="T27">Gestión</text:span><text:span text:style-name="T16">, y m</text:span><text:span text:style-name="T24">ediante</text:span><text:span text:style-name="T16"> un proceso de base de datos </text:span><text:span text:style-name="T24">se</text:span><text:span text:style-name="T16"> junta</text:span><text:span text:style-name="T24">n</text:span><text:span text:style-name="T16"> los datos de tango con los datos de la web actual (sin códigos Tango) y se genera un archivo de Excel q</text:span><text:span text:style-name="T24">ue contendrá</text:span><text:span text:style-name="T16"> los códigos de tango </text:span><text:span text:style-name="T24">de</text:span><text:span text:style-name="T16"> cada artículo. </text:span><text:span text:style-name="T24">S</text:span><text:span text:style-name="T16">e genera un archivo Excel para cada marca.</text:span></text:p>
      <text:p text:style-name="P3">Este archivo inicial genera una estructura: código <text:span text:style-name="T48">T</text:span>ango – <text:span text:style-name="T48">T</text:span>alle – color – precio -marca - Descripción, <text:span text:style-name="T4">etc</text:span></text:p>
      <text:p text:style-name="P13"><text:span text:style-name="T1">2 <text:s/>- Creación de multi-variantes</text:span></text:p>
      <text:p text:style-name="P6"><text:span text:style-name="T49">Esa tarea se realiza de manera manual y permite identificar las diferentes combinaciones talle, color para cada uno de los artículos, lo que permitirá conocer el stock de esa combinación al usuario (clientes) de la web.</text:span></text:p>
      <text:p text:style-name="P14">3 - <text:span text:style-name="T2">Revisión</text:span></text:p>
      <text:p text:style-name="P5"><text:span text:style-name="T32">Se revisa el archivo de manera manual verificando que los valores de: código tango – talle – color – precio - marca - descripción sean correctos, recorriendo todo el archivo y comparándolos de ser necesario con los del Sistema Tango y los del sitio web, haciendo las correcciones correspondientes.</text:span></text:p>
      <text:p text:style-name="P14"/>
      <text:p text:style-name="P26">4 <text:s/>- Listo para importar</text:p>
      <text:p text:style-name="P5"><text:span text:style-name="T32">El archivo ha sido probado en una instalación del sitio web de prueba, y ya esta listo para ser importado a las diferentes sucursales de la web. Una vez importado este archivo reemplazará los código viejos de la web por los de Tango (ya definitivos) y genera todas las nuevas combinaciones de Talle y Color en la base de datos de la web.</text:span></text:p>
      <text:p text:style-name="P27">Estos archivos servirán para agregar los nuevos artículos que vayan surgiendo cada temporada <text:span text:style-name="T34">por cada marca,</text:span> como así también mejorar las descripciones de los artículos que aparecerán en la web cuando sea necesario mediante importación. <text:span text:style-name="T47">El Stock y los precios de cada articulo, se actualizarán de manera automática por medio del vinculador y estarán disponibles para los clientes cuando ingresen al sitio web</text:span></text:p>
      <text:p text:style-name="P18"><text:span text:style-name="T36">Los archivos Excel de importación se encuentran en el DROPBOX carpeta: </text:span><text:span text:style-name="T37">“/LENCERIA JULIETA ARCHIVOS DROPBOX/Pagina Web importante/stock”</text:span></text:p>
      <text:h text:style-name="Heading_20_1" text:outline-level="1">2 - Vinculador Tango <text:span text:style-name="T38">Gestión</text:span>– <text:span text:style-name="T2">Pagina </text:span>Web</text:h>
      <text:p text:style-name="P15">Porcentaje de avance 90% - </text:p>
      <text:p text:style-name="P3"><text:span text:style-name="T33">Es el modulo intermedio programado en lenguaje PHP, se programaron 3</text:span> procesos <text:span text:style-name="T33">para que se ejecuten de </text:span><text:span text:style-name="T39">manera automática</text:span><text:span text:style-name="T33"> en el hosting donde esta alojada la web:</text:span></text:p>
      <text:p text:style-name="P20"><text:span text:style-name="T5">V</text:span><text:span text:style-name="T6">inculador de precios:</text:span><text:span text:style-name="T12"> </text:span><text:span text:style-name="T17">L</text:span><text:span text:style-name="T12">ee </text:span><text:span text:style-name="T17">los precios de cada articulo </text:span><text:span text:style-name="T12">d</text:span><text:span text:style-name="T13">esde</text:span><text:span text:style-name="T12"> la API de Tango </text:span><text:span text:style-name="T27">Tiendas </text:span><text:span text:style-name="T13">y se actualizan </text:span><text:span text:style-name="T22">de manera automati</text:span><text:span text:style-name="T27">z</text:span><text:span text:style-name="T22">a</text:span><text:span text:style-name="T27">da</text:span><text:span text:style-name="T22"> </text:span><text:span text:style-name="T13">los precios en la base de datos de la web.</text:span></text:p>
      <text:p text:style-name="P23"><text:span text:style-name="T5">V</text:span><text:span text:style-name="T6">incul</text:span><text:span text:style-name="T7">a</text:span><text:span text:style-name="T6">dor de Stock: </text:span><text:span text:style-name="T17">Lee</text:span><text:span text:style-name="T12"> </text:span><text:span text:style-name="T15">los datos de </text:span><text:span text:style-name="T17">existencia de </text:span><text:span text:style-name="T15">cada artículo </text:span><text:span text:style-name="T12">d</text:span><text:span text:style-name="T13">esde</text:span><text:span text:style-name="T12"> la API de Tango </text:span><text:span text:style-name="T27">Tiendas </text:span><text:span text:style-name="T13">y se actualizan </text:span><text:span text:style-name="T24">d</text:span><text:span text:style-name="T22">e manera automatizada </text:span><text:span text:style-name="T13">e</text:span><text:span text:style-name="T14">l </text:span><text:span text:style-name="T27">S</text:span><text:span text:style-name="T14">tock</text:span><text:span text:style-name="T13"> </text:span><text:span text:style-name="T24">de cada artículo </text:span><text:span text:style-name="T13">en la base de datos de la web. </text:span></text:p>
      <text:p text:style-name="P20"><text:span text:style-name="T9">Enví</text:span><text:span text:style-name="T10">o</text:span><text:span text:style-name="T6"> de pedidos a Tango:</text:span><text:span text:style-name="T12"> </text:span><text:span text:style-name="T17">cuando se genera un pedido en la web este proceso envía los datos del pedido </text:span><text:span text:style-name="T22">de manera automatizada </text:span><text:span text:style-name="T17">a Tango </text:span><text:span text:style-name="T27">Gestión </text:span><text:span text:style-name="T17">por medio de la API de Tango </text:span><text:span text:style-name="T27">Tiendas </text:span><text:span text:style-name="T25">y reservando <text:s/>así los artículos para el cliente</text:span><text:span text:style-name="T17">. Estos aparecerán <text:s/>en Tango Gestión </text:span><text:span text:style-name="T25">para ser facturados</text:span><text:span text:style-name="T17">.</text:span></text:p>
      <text:p text:style-name="P28"><text:span text:style-name="T17">E</text:span><text:span text:style-name="T11">l código fuente se encuentra disponible </text:span><text:span text:style-name="T29">de manera privada </text:span><text:span text:style-name="T11">en el sitio web para programadores, GitHub por si otro programador quiere colaborar con el proyecto del vinculador</text:span><text:span text:style-name="T29">,</text:span><text:span text:style-name="T11"> <text:s/>previa solicitud de acceso al mismo.</text:span></text:p>
      <text:h text:style-name="Heading_20_1" text:outline-level="1"><text:soft-page-break/>3 - Preparación de multi-sucursal </text:h>
      <text:p text:style-name="P15">Porcentaje de avance 0% - <text:span text:style-name="T41">Aproximadamente 7-10 días de Trabajo</text:span></text:p>
      <text:p text:style-name="P17">Permite a cada sucursal tener su propio carrito de cuenta y administrar sus pedidos, el cliente podrá elegir en que sucursal comprar.</text:p>
      <text:p text:style-name="P19"><text:span text:style-name="T8">Opción 1 : </text:span><text:span text:style-name="T16">Comprar complemento y configurarlo. T</text:span><text:span text:style-name="T15">iene un costo </text:span><text:span text:style-name="T16">$56 </text:span><text:span text:style-name="T23">dó</text:span><text:span text:style-name="T16">lares al año. </text:span></text:p>
      <text:p text:style-name="P4"><text:span text:style-name="T3">Opción 2: </text:span>Que la empresa <text:span text:style-name="T48">MGS</text:span>creativa (creadores de la web) se encarguen de adaptar la web para que sea multi-sucursal.</text:p>
      <text:p text:style-name="Title">Tareas <text:span text:style-name="T4">de puesta en marcha</text:span></text:p>
      <text:p text:style-name="P16">Tiempo estimado <text:s/>4 o 6 semanas</text:p>
      <text:list xml:id="list3299096457" text:style-name="L1">
        <text:list-item>
          <text:p text:style-name="P7"><text:span text:style-name="T31">Terminar e </text:span>Importar cada uno de los <text:span text:style-name="T4">archivos E</text:span>xcel de cada marca en una sola sucursal.</text:p>
        </text:list-item>
        <text:list-item>
          <text:p text:style-name="P22"><text:span text:style-name="T19">Probar y ajustar </text:span><text:span text:style-name="T20">en </text:span><text:span text:style-name="T25">esa</text:span><text:span text:style-name="T20"> sucursal </text:span><text:span text:style-name="T19">la vinculación </text:span><text:span text:style-name="T13">de Stock, precios </text:span><text:span text:style-name="T19">y </text:span><text:span text:style-name="T13">envío</text:span><text:span text:style-name="T19"> de pedidos a Tango,</text:span><text:span text:style-name="T21"> ha</text:span><text:span text:style-name="T19">cer los ajustes que s</text:span><text:span text:style-name="T13">ean necesarios en: el vinculador , </text:span><text:span text:style-name="T25">en </text:span><text:span text:style-name="T26">el sitio</text:span><text:span text:style-name="T25"> </text:span><text:span text:style-name="T13">web, </text:span><text:span text:style-name="T23">e</text:span><text:span text:style-name="T13">n los </text:span><text:span text:style-name="T20">archivos </text:span><text:span text:style-name="T23">E</text:span><text:span text:style-name="T20">xcel</text:span><text:span text:style-name="T13"> de importación </text:span><text:span text:style-name="T25">y en el sistema Tango</text:span><text:span text:style-name="T13">. </text:span></text:p>
          <text:p text:style-name="P22"><text:span text:style-name="T22">Por ejemplo </text:span><text:span text:style-name="T13">encontrar el mejor tiempo de ejecución p</text:span><text:span text:style-name="T22">ara el proceso de vinculación</text:span><text:span text:style-name="T13">: </text:span><text:span text:style-name="T26">¿c</text:span><text:span text:style-name="T13">ada 30 minutos, cada 45?, </text:span><text:span text:style-name="T25">corregir </text:span><text:span text:style-name="T26">datos y/o </text:span><text:span text:style-name="T25">descripciones en los archivos de importación, </text:span><text:span text:style-name="T26">probar el pago por Mercadopago, </text:span><text:span text:style-name="T13">etc. </text:span></text:p>
        </text:list-item>
        <text:list-item>
          <text:p text:style-name="P10"><text:span text:style-name="T13">Adaptar </text:span><text:span text:style-name="T47">y probar </text:span><text:span text:style-name="T13">el sitio para que sea multi-tienda.</text:span></text:p>
        </text:list-item>
        <text:list-item>
          <text:p text:style-name="P21"><text:span text:style-name="T14">Una vez corroborado el funcionamiento a</text:span><text:span text:style-name="T22">decuado de todo el circuito</text:span><text:span text:style-name="T14"> </text:span><text:span text:style-name="T28">se </text:span><text:span text:style-name="T14">replica en la </text:span><text:span text:style-name="T18">web de las</text:span><text:span text:style-name="T14"> otras sucursales.</text:span></text:p>
        </text:list-item>
        <text:list-item>
          <text:p text:style-name="P8">Configurar <text:span text:style-name="T46">y ajustar la tienda, el vinculador web, </text:span>los <text:span text:style-name="T30">métodos</text:span> de Pago web <text:span text:style-name="T46">y cuentas de tesorería </text:span>en <text:span text:style-name="T46">el </text:span>Tango Gestión de cada sucursal.</text:p>
        </text:list-item>
        <text:list-item>
          <text:p text:style-name="P9">Configurar el <text:span text:style-name="T38">complemento</text:span> de Mercado Pago en la web de cada sucursal <text:span text:style-name="T47">para poder procesar pagos.</text:span></text:p>
        </text:list-item>
        <text:list-item>
          <text:p text:style-name="P11">Puesta en marca del nuevo sitio web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5T10:17:24.937961112</meta:creation-date>
    <dc:date>2020-06-25T15:39:25.689822027</dc:date>
    <meta:editing-duration>PT1H16M12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3" meta:paragraph-count="40" meta:word-count="836" meta:character-count="4901" meta:non-whitespace-character-count="4093"/>
  </office:meta>
</office:document-meta>
</file>